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P10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1" style:family="paragraph" style:parent-style-name="Standard" style:list-style-name="L1">
      <style:text-properties officeooo:rsid="00312c09" officeooo:paragraph-rsid="00312c09"/>
    </style:style>
    <style:style style:name="P12" style:family="paragraph" style:parent-style-name="Standard" style:list-style-name="L1">
      <style:text-properties officeooo:rsid="00312c09" officeooo:paragraph-rsid="0032ad33"/>
    </style:style>
    <style:style style:name="P13" style:family="paragraph" style:parent-style-name="Standard" style:list-style-name="L1">
      <style:text-properties officeooo:rsid="00312c09" officeooo:paragraph-rsid="00343e9c"/>
    </style:style>
    <style:style style:name="P14" style:family="paragraph" style:parent-style-name="Standard" style:list-style-name="L1">
      <style:text-properties officeooo:rsid="00312c09" officeooo:paragraph-rsid="00358cc5"/>
    </style:style>
    <style:style style:name="P15" style:family="paragraph" style:parent-style-name="Standard" style:list-style-name="L1">
      <style:text-properties officeooo:rsid="00312c09" officeooo:paragraph-rsid="00365c55"/>
    </style:style>
    <style:style style:name="P16" style:family="paragraph" style:parent-style-name="Standard">
      <style:text-properties officeooo:rsid="00312c09" officeooo:paragraph-rsid="00343e9c"/>
    </style:style>
    <style:style style:name="P17" style:family="paragraph" style:parent-style-name="Standard" style:list-style-name="L1">
      <style:text-properties officeooo:rsid="00355f99" officeooo:paragraph-rsid="00355f99"/>
    </style:style>
    <style:style style:name="P18" style:family="paragraph" style:parent-style-name="Standard" style:list-style-name="L1">
      <style:text-properties officeooo:rsid="00355f99" officeooo:paragraph-rsid="00358cc5"/>
    </style:style>
    <style:style style:name="P19" style:family="paragraph" style:parent-style-name="Standard" style:list-style-name="L1">
      <style:text-properties officeooo:rsid="00355f99" officeooo:paragraph-rsid="00365c55"/>
    </style:style>
    <style:style style:name="P20" style:family="paragraph" style:parent-style-name="Standard">
      <style:text-properties officeooo:rsid="00355f99" officeooo:paragraph-rsid="00358cc5"/>
    </style:style>
    <style:style style:name="P21" style:family="paragraph" style:parent-style-name="Standard" style:list-style-name="L1">
      <style:text-properties officeooo:rsid="00358cc5" officeooo:paragraph-rsid="00358cc5"/>
    </style:style>
    <style:style style:name="P22" style:family="paragraph" style:parent-style-name="Standard" style:list-style-name="L1">
      <style:text-properties officeooo:rsid="00358cc5" officeooo:paragraph-rsid="00365c55"/>
    </style:style>
    <style:style style:name="P23" style:family="paragraph" style:parent-style-name="Standard">
      <style:text-properties officeooo:rsid="00358cc5" officeooo:paragraph-rsid="00358c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8cc5" style:font-weight-asian="bold" style:font-weight-complex="bold"/>
    </style:style>
    <style:style style:name="T3" style:family="text">
      <style:text-properties officeooo:rsid="0032ad33"/>
    </style:style>
    <style:style style:name="T4" style:family="text">
      <style:text-properties officeooo:rsid="00343e9c"/>
    </style:style>
    <style:style style:name="T5" style:family="text">
      <style:text-properties officeooo:rsid="00355f99"/>
    </style:style>
    <style:style style:name="T6" style:family="text">
      <style:text-properties officeooo:rsid="00358c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alize as seguintes tarefas. Marque de 1 a 10 a dificuldade de realização da tarefa. Valores mais altos indicam maior dificuldade.</text:p>
      <text:p text:style-name="P1"/>
      <text:list xml:id="list3346608088" text:style-name="L1">
        <text:list-item>
          <text:p text:style-name="P11">Insira as Peças:</text:p>
          <text:list>
            <text:list-item>
              <text:p text:style-name="P11">Quadrado; descrição: A; altura = 10 centímetros; <text:span text:style-name="T3">lado</text:span> 10cm.</text:p>
            </text:list-item>
            <text:list-item>
              <text:p text:style-name="P11">Quadrado; descrição: B; altura = 5 centímetros ; <text:span text:style-name="T3">lado</text:span> 10cm.</text:p>
            </text:list-item>
            <text:list-item>
              <text:p text:style-name="P12"><text:span text:style-name="T3">Círculo</text:span>; descrição: C; altura = 5 centímetros; <text:span text:style-name="T3">diâmetro 8 </text:span>centímetros.</text:p>
            </text:list-item>
            <text:list-item>
              <text:p text:style-name="P12"><text:span text:style-name="T3">Círculo</text:span>; descrição: D; altura = 10 centímetros; <text:span text:style-name="T3">diâmetro</text:span> <text:span text:style-name="T3">6 </text:span>centímetros.</text:p>
            </text:list-item>
            <text:list-item>
              <text:p text:style-name="P12"><text:span text:style-name="T3">Retângulo</text:span>; descrição: E; altura = 10 centímetros; largura 10<text:span text:style-name="T3"> </text:span>centímetros; <text:span text:style-name="T3">comprimento 6 </text:span>centímetros.</text:p>
            </text:list-item>
            <text:list-item>
              <text:p text:style-name="P12"><text:span text:style-name="T3">Retângulo</text:span>; descrição: F; altura = 8 centímetros; largura <text:span text:style-name="T3">9 </text:span>centímetros; <text:span text:style-name="T3">comprimento 12 </text:span>centímetros.</text:p>
            </text:list-item>
            <text:list-item>
              <text:p text:style-name="P13"><text:span text:style-name="T3">Triângulo</text:span>; descrição: G; altura = 8 centímetros; <text:span text:style-name="T3">lado </text:span><text:span text:style-name="T4">8</text:span><text:span text:style-name="T3"> </text:span>centímetros.</text:p>
            </text:list-item>
            <text:list-item>
              <text:p text:style-name="P13"><text:span text:style-name="T3">Triângulo</text:span>; descrição: H; altura = 8 centímetros; l<text:span text:style-name="T4">ado 5</text:span><text:span text:style-name="T3"> </text:span>centímetros.</text:p>
            </text:list-item>
          </text:list>
        </text:list-item>
      </text:list>
      <text:p text:style-name="P16"/>
      <text:p text:style-name="P16"><text:tab/><text:span text:style-name="T2">Qual foi o grau de dificuldade das operações? _______________</text:span></text:p>
      <text:p text:style-name="P16"/>
      <text:list xml:id="list150641391082175" text:continue-numbering="true" text:style-name="L1">
        <text:list-item>
          <text:p text:style-name="P17">Altere as quantidades das peças com as seguintes descrições para 3 e de todas as outras para 0:</text:p>
          <text:list>
            <text:list-item>
              <text:p text:style-name="P17">A</text:p>
            </text:list-item>
            <text:list-item>
              <text:p text:style-name="P17">B</text:p>
            </text:list-item>
            <text:list-item>
              <text:p text:style-name="P18">C</text:p>
            </text:list-item>
          </text:list>
        </text:list-item>
      </text:list>
      <text:p text:style-name="P20"><text:span text:style-name="T2"/></text:p>
      <text:list xml:id="list150641965346611" text:continue-numbering="true" text:style-name="L1">
        <text:list-header>
          <text:p text:style-name="P19"><text:span text:style-name="T2">Qual foi o grau de dificuldade das operações? _______________</text:span></text:p>
        </text:list-header>
      </text:list>
      <text:p text:style-name="P20"><text:span text:style-name="T2"/></text:p>
      <text:list xml:id="list150641248409659" text:continue-numbering="true" text:style-name="L1">
        <text:list-item>
          <text:p text:style-name="P18">Crie um novo forno com 100 centímetros de comprimento, 100 de largura, 300 de altura e suportes de tamanhos de 5, 10 e 15 centímetros.</text:p>
          <text:p text:style-name="P18"><text:span text:style-name="T2"/></text:p>
          <text:p text:style-name="P19"><text:span text:style-name="T2">Qual foi o grau de dificuldade das operações? _______________</text:span></text:p>
          <text:p text:style-name="P17"/>
        </text:list-item>
        <text:list-item>
          <text:p text:style-name="P17">Sugira uma solução para os problemas utilizando o forno de 100x100x300 e salve a solução como “<text:span text:style-name="T6">sol_</text:span>teste_usuario_1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18"/>
        </text:list-item>
        <text:list-item>
          <text:p text:style-name="P18">Salve a lista de peças <text:span text:style-name="T6">com o nome </text:span>“teste_usuario_1”.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17"/>
        </text:list-item>
        <text:list-item>
          <text:p text:style-name="P17">Zere a quantidade de todas as peças.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17"/>
        </text:list-item>
        <text:list-item>
          <text:p text:style-name="P17">Salve a lista com o nome “teste_usuario_2.txt”</text:p>
          <text:p text:style-name="P14"><text:span text:style-name="T2"/></text:p>
          <text:p text:style-name="P15"><text:span text:style-name="T2">Qual foi o grau de dificuldade das operações? _______________</text:span></text:p>
        </text:list-item>
      </text:list>
      <text:p text:style-name="P23"/>
      <text:p text:style-name="P23"/>
      <text:list xml:id="list150642005395973" text:continue-numbering="true" text:style-name="L1">
        <text:list-item>
          <text:p text:style-name="P21"><text:soft-page-break/>Abra a lista “teste_usuario_1”</text:p>
          <text:p text:style-name="P14"><text:span text:style-name="T2"/></text:p>
          <text:p text:style-name="P15"><text:span text:style-name="T2">Qual foi o grau de dificuldade das operações? _______________</text:span></text:p>
        </text:list-item>
      </text:list>
      <text:p text:style-name="P23"/>
      <text:list xml:id="list150640223969010" text:continue-numbering="true" text:style-name="L1">
        <text:list-item>
          <text:p text:style-name="P21">Exclua o item com descrição “H” da lista de peças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ltere a quantidade de todas as peças para 1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Salve a lista sobrescrevendo o arquivo “teste_usuario_1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Sugira uma solução utilizando o forno de 100x100x300 centímetros e salve a solução como “sol_teste_usuario_2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bra a solucao “sol_teste_usuario_1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Crie um forno com 15<text:span text:style-name="T5">0 centímetros de comprimento, </text:span>15<text:span text:style-name="T5">0 de largura, 300 de altura e suportes de tamanhos de 10 e 15 centímetros.</text:span>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bra a lista de peças “teste_usuario_2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ltere a quantidade de todos as peças para 0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ltere a quantidade da peça com descrição A para 1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Sugira uma solução utilizando o forno de 150x150x300 centímetros</text:p>
          <text:p text:style-name="P14"><text:span text:style-name="T2"/></text:p>
          <text:p text:style-name="P15"><text:span text:style-name="T2">Qual foi o grau de dificuldade das operações? _______________</text:span></text:p>
        </text:list-item>
      </text:list>
      <text:p text:style-name="P23"/>
      <text:p text:style-name="P23"/>
      <text:p text:style-name="P23"/>
      <text:list xml:id="list150642047458172" text:continue-numbering="true" text:style-name="L1">
        <text:list-item>
          <text:p text:style-name="P21"><text:soft-page-break/>Salve a solução como “sol_teste_usuario_2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bra a solução “sol_teste_usuario_2”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pague todos os fornos</text:p>
          <text:p text:style-name="P14"><text:span text:style-name="T2"/></text:p>
          <text:p text:style-name="P15"><text:span text:style-name="T2">Qual foi o grau de dificuldade das operações? _______________</text:span></text:p>
          <text:p text:style-name="P21"/>
        </text:list-item>
        <text:list-item>
          <text:p text:style-name="P21">Apague todos os itens da lista</text:p>
          <text:p text:style-name="P21"><text:span text:style-name="T1"/></text:p>
          <text:p text:style-name="P22"><text:span text:style-name="T1">Qual foi o grau de dificuldade das operações? _______________</text:span></text:p>
        </text:list-item>
      </text:list>
      <text:p text:style-name="P1"/>
      <text:p text:style-name="P2"/>
      <text:p text:style-name="P1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3">Tarefa</text:p>
          </table:table-cell>
          <table:table-cell table:style-name="Table1.A1" office:value-type="string">
            <text:p text:style-name="P3">T1</text:p>
          </table:table-cell>
          <table:table-cell table:style-name="Table1.A1" office:value-type="string">
            <text:p text:style-name="P3">T2</text:p>
          </table:table-cell>
          <table:table-cell table:style-name="Table1.A1" office:value-type="string">
            <text:p text:style-name="P3">T3</text:p>
          </table:table-cell>
          <table:table-cell table:style-name="Table1.A1" office:value-type="string">
            <text:p text:style-name="P3">T4</text:p>
          </table:table-cell>
        </table:table-row>
        <table:table-row table:style-name="Table1.2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3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4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5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6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>2</text:p>
          </table:table-cell>
        </table:table-row>
        <table:table-row table:style-name="Table1.7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8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9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0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2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13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15:06:40.022432972</dc:date>
    <meta:editing-duration>PT2H42M4S</meta:editing-duration>
    <meta:editing-cycles>13</meta:editing-cycles>
    <meta:document-statistic meta:table-count="1" meta:image-count="0" meta:object-count="0" meta:page-count="4" meta:paragraph-count="122" meta:word-count="616" meta:character-count="3501" meta:non-whitespace-character-count="3037"/>
  </office:meta>
</office:document-meta>
</file>